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f352"/>
    </style:style>
    <style:style style:name="P2" style:family="paragraph" style:parent-style-name="Standard">
      <style:text-properties officeooo:rsid="001bf352" officeooo:paragraph-rsid="001bf352"/>
    </style:style>
    <style:style style:name="T1" style:family="text">
      <style:text-properties officeooo:rsid="001bf3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Questions:</text:p>
      <text:p text:style-name="P1"/>
      <text:p text:style-name="P1">1. Il part accompagner ses amis _____________________________ gare.</text:p>
      <text:p text:style-name="P1">2. Va acheter des timbres _____________________________ bureau de poste.</text:p>
      <text:p text:style-name="P1">3. Je suis parti en vacances _____________________________ la maman de Pierre</text:p>
      <text:p text:style-name="P1">4. Nous habitons _____________________________ Etats-Unis.</text:p>
      <text:p text:style-name="P1">5. Je viens d'arriver _____________________________ cette ville.</text:p>
      <text:p text:style-name="P1"/>
      <text:p text:style-name="P1">6. Elle a rendez-vous _____________________________ cinéma.</text:p>
      <text:p text:style-name="P1">7. Elles vont très souvent _____________________________ bains douches.</text:p>
      <text:p text:style-name="P1">8. Elle aime bien se regarder _____________________________ la glace.</text:p>
      <text:p text:style-name="P1">9. Etant _____________________________ le balcon, j'ai vu sortir deux pompiers de l'immeuble d'en face.</text:p>
      <text:p text:style-name="P1">10. Ton oncle a besoin de cigarettes ? Il va _____________________________ bureau de tabac.</text:p>
      <text:p text:style-name="P1">1<text:span text:style-name="T1">1</text:span>. Je pars en voyage au mois de juillet _____________________________ les enfants et mon mari.</text:p>
      <text:p text:style-name="P1"><text:span text:style-name="T1">1</text:span>2. Je suis assis _____________________________ le téléviseur et n'ai pas envie de bouger.</text:p>
      <text:p text:style-name="P1"><text:span text:style-name="T1">1</text:span>3. Ils arrivent _____________________________ dix minutes, dépêche-toi ! Tu vas les manquer.</text:p>
      <text:p text:style-name="P1"><text:span text:style-name="T1">1</text:span>4. Je suis des cours par correspondance _____________________________ devenir secrétaire de direction.</text:p>
      <text:p text:style-name="P1"><text:span text:style-name="T1">1</text:span>5. <text:s/>Ne monte pas _____________________________ cette table ! Prends un escabea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Answers:</text:p>
      <text:p text:style-name="P2"/>
      <text:p text:style-name="P2">1. au</text:p>
      <text:p text:style-name="P2">2. à la</text:p>
      <text:p text:style-name="P2">3. au</text:p>
      <text:p text:style-name="P2">4. chez</text:p>
      <text:p text:style-name="P2">5. aux</text:p>
      <text:p text:style-name="P2">6. dans</text:p>
      <text:p text:style-name="P2">7. au</text:p>
      <text:p text:style-name="P2">8. aux</text:p>
      <text:p text:style-name="P2">9. dans</text:p>
      <text:p text:style-name="P2">10. sur</text:p>
      <text:p text:style-name="P1"><text:span text:style-name="T1">11.</text:span>à </text:p>
      <text:p text:style-name="P2">12.avec</text:p>
      <text:p text:style-name="P2">13.chez</text:p>
      <text:p text:style-name="P2">14.dans</text:p>
      <text:p text:style-name="P2">15.pou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1T23:18:55.088000000</meta:creation-date>
    <dc:date>2020-01-31T23:32:34.378000000</dc:date>
    <meta:editing-duration>PT2M33S</meta:editing-duration>
    <meta:editing-cycles>1</meta:editing-cycles>
    <meta:document-statistic meta:table-count="0" meta:image-count="0" meta:object-count="0" meta:page-count="2" meta:paragraph-count="32" meta:word-count="182" meta:character-count="1305" meta:non-whitespace-character-count="1153"/>
    <meta:generator>LibreOffice/6.3.2.2$Windows_X86_64 LibreOffice_project/98b30e735bda24bc04ab42594c85f7fd8be07b9c</meta:generator>
  </office:meta>
</office:document-meta>
</file>